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ded" officeooo:paragraph-rsid="00121ded"/>
    </style:style>
    <style:style style:name="P2" style:family="paragraph" style:parent-style-name="Standard">
      <style:text-properties officeooo:paragraph-rsid="00121ded"/>
    </style:style>
    <style:style style:name="P3" style:family="paragraph" style:parent-style-name="Standard">
      <style:text-properties officeooo:rsid="0013ad3f" officeooo:paragraph-rsid="0013ad3f"/>
    </style:style>
    <style:style style:name="P4" style:family="paragraph" style:parent-style-name="Standard">
      <style:text-properties officeooo:rsid="0013bf9c" officeooo:paragraph-rsid="0013bf9c"/>
    </style:style>
    <style:style style:name="P5" style:family="paragraph" style:parent-style-name="Standard">
      <style:text-properties officeooo:rsid="00143cf5" officeooo:paragraph-rsid="00143cf5"/>
    </style:style>
    <style:style style:name="P6" style:family="paragraph" style:parent-style-name="Standard">
      <style:text-properties officeooo:rsid="00143cf5" officeooo:paragraph-rsid="0015b610"/>
    </style:style>
    <style:style style:name="P7" style:family="paragraph" style:parent-style-name="Standard">
      <style:text-properties officeooo:rsid="0015b610" officeooo:paragraph-rsid="0015b610"/>
    </style:style>
    <style:style style:name="P8" style:family="paragraph" style:parent-style-name="Standard">
      <style:text-properties officeooo:rsid="00164b97" officeooo:paragraph-rsid="00164b97"/>
    </style:style>
    <style:style style:name="T1" style:family="text">
      <style:text-properties officeooo:rsid="00121ded"/>
    </style:style>
    <style:style style:name="T2" style:family="text">
      <style:text-properties officeooo:rsid="0013ad3f"/>
    </style:style>
    <style:style style:name="T3" style:family="text">
      <style:text-properties officeooo:rsid="0013bf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i 5:</text:p>
      <text:p text:style-name="P1"/>
      <text:p text:style-name="P5">1:</text:p>
      <text:p text:style-name="P1">$date</text:p>
      <text:p text:style-name="P1"><text:s/>Dùng để xem ngày tháng năm múi , giờ , phut ,giây , múi giờ hiện tại của máy</text:p>
      <text:p text:style-name="P1">$pwd</text:p>
      <text:p text:style-name="P1"><text:s/>Dùng để xem đường dẫn thư mục đang làm việc hiện hành</text:p>
      <text:p text:style-name="P1">$ls</text:p>
      <text:p text:style-name="P1"><text:s/>Dùng để xem tất cả các thư mục và file trên thư mục đang làm việc</text:p>
      <text:p text:style-name="P1">$who</text:p>
      <text:p text:style-name="P1"><text:s/>Dùng để in ra các thông tin cơ bản của máy(Tên máy , thời gian ,ngày, giờ)</text:p>
      <text:p text:style-name="P1">$su </text:p>
      <text:p text:style-name="P2"><text:span text:style-name="T1"><text:s text:c="2"/>Dùng để thay đổi người dùng hiện hành trên một đầu cuối hay chuyển sang siêu người dùng </text:span></text:p>
      <text:p text:style-name="P1">$cal</text:p>
      <text:p text:style-name="P1"><text:s text:c="2"/>Dùng để in ra lịch của tháng hiện tại </text:p>
      <text:p text:style-name="P1">$<text:span text:style-name="T2">cat <text:s/></text:span></text:p>
      <text:p text:style-name="P1"><text:s/>Dùng để đọc <text:span text:style-name="T2">file</text:span></text:p>
      <text:p text:style-name="P3">$more </text:p>
      <text:p text:style-name="P3"><text:s/>Dùng để hiển thị nội dung văn bản lên màn hình và cho phép chuyển trang</text:p>
      <text:p text:style-name="P3">$<text:span text:style-name="T3">head </text:span></text:p>
      <text:p text:style-name="P3"><text:s/>Dùng để <text:span text:style-name="T3">hiển thị tất cả nội dung trên cùng của văn bản</text:span></text:p>
      <text:p text:style-name="P4">$tail -#</text:p>
      <text:p text:style-name="P4"><text:s/>Dùng để hiển thị bất kỳ dòng nào của văn bản phụ thuộc vào giá trị #</text:p>
      <text:p text:style-name="P4"/>
      <text:p text:style-name="P5">2:</text:p>
      <text:p text:style-name="P5">$cat &gt;thegioimang.txt</text:p>
      <text:p text:style-name="P5">Chào mừng các bạn đến với diễn đàn Mạng Máy Tính -</text:p>
      <text:p text:style-name="P5">wWw.TheGioiMang.oRg. Nơi giao lưu trao đổi và chia sẻ các kiến thứ Mạng</text:p>
      <text:p text:style-name="P5">Máy Tính nói riêng và CNTT nói chung .</text:p>
      <text:p text:style-name="P5">Chúc các bạn thành công và hạnh phúc</text:p>
      <text:p text:style-name="P4"/>
      <text:p text:style-name="P5">4:</text:p>
      <text:p text:style-name="P5">$cp thegioimang.txt ./athena/class1</text:p>
      <text:p text:style-name="P5">$cp thegioimang.txt ./athena/class2</text:p>
      <text:p text:style-name="P5">$cp thegioimang.txt ./athena/class3</text:p>
      <text:p text:style-name="P5">$cp thegioimang.txt ./athena/class4</text:p>
      <text:p text:style-name="P5"/>
      <text:p text:style-name="P7">$touch linux1.txt</text:p>
      <text:p text:style-name="P7">$touch linux2.txt</text:p>
      <text:p text:style-name="P7">$cp linux1.txt ./athena/class5</text:p>
      <text:p text:style-name="P7">$cp linux1.txt ./athena/class6</text:p>
      <text:p text:style-name="P7">$cp linux2.txt ./athena/class5</text:p>
      <text:p text:style-name="P7">$cp linux2.txt ./athena/class6</text:p>
      <text:p text:style-name="P6"/>
      <text:p text:style-name="P5">5:</text:p>
      <text:p text:style-name="P7">$rm ./athena/class1/thegioimang.txt</text:p>
      <text:p text:style-name="P7">$rm ./athena/class3/thegioimang.txt</text:p>
      <text:p text:style-name="P6"/>
      <text:p text:style-name="P7">6:</text:p>
      <text:p text:style-name="P7">$ mv ./athena/class4/ccna ./athena/class5/ccnp</text:p>
      <text:p text:style-name="P7">$ mv ./athena/class3/linux ./athena/class6/ceh</text:p>
      <text:p text:style-name="P7"/>
      <text:p text:style-name="P7"><text:soft-page-break/>7:</text:p>
      <text:p text:style-name="P8">Tạo liên kết mềm</text:p>
      <text:p text:style-name="P8">ln -s thegioimang.txt lkm</text:p>
      <text:p text:style-name="P8">Tạo liên kết cứng</text:p>
      <text:p text:style-name="P8">$ ln thegioimang.txt ./athena/class1/thegioimang.tx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7:46:59.753538850</meta:creation-date>
    <dc:date>2018-04-12T09:00:07.347973746</dc:date>
    <meta:editing-duration>PT1M5S</meta:editing-duration>
    <meta:editing-cycles>1</meta:editing-cycles>
    <meta:document-statistic meta:table-count="0" meta:image-count="0" meta:object-count="0" meta:page-count="2" meta:paragraph-count="50" meta:word-count="260" meta:character-count="1465" meta:non-whitespace-character-count="1236"/>
    <meta:generator>LibreOffice/5.1.6.2$Linux_X86_64 LibreOffice_project/10m0$Build-2</meta:generator>
  </office:meta>
</office:document-meta>
</file>